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E00000264EB5A026AD0F90EBE.png" manifest:media-type="image/png"/>
  <manifest:file-entry manifest:full-path="Pictures/10000201000003FD000002C6901B45995A26E544.png" manifest:media-type="image/png"/>
  <manifest:file-entry manifest:full-path="Pictures/100002010000047A000002D8C53F066E451E3C59.png" manifest:media-type="image/png"/>
  <manifest:file-entry manifest:full-path="Pictures/10000201000003A300000249BEB09D446A6EA097.png" manifest:media-type="image/png"/>
  <manifest:file-entry manifest:full-path="Pictures/10000201000004240000029A7FA8DC86B04AEA72.png" manifest:media-type="image/png"/>
  <manifest:file-entry manifest:full-path="Pictures/10000201000003CE00000264D11EA5B66FE2D2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 Black" svg:font-family="'Arial Black'" style:font-family-generic="swiss" style:font-pitch="variable"/>
    <style:font-face style:name="Kalinga" svg:font-family="Kaling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15cm" fo:min-width="1.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36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46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5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299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style:font-name="Arial Black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6" style:family="paragraph">
      <loext:graphic-properties draw:fill="none" draw:fill-color="#ffffff"/>
      <style:text-properties style:font-name="Arial Black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 Black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8cm" svg:height="3.192cm" svg:x="21.92cm" svg:y="10.229cm">
          <draw:image xlink:href="Pictures/10000201000003CE00000264EB5A026AD0F90EBE.png" xlink:type="simple" xlink:show="embed" xlink:actuate="onLoad">
            <text:p/>
          </draw:image>
        </draw:frame>
        <draw:frame draw:style-name="gr1" draw:text-style-name="P1" draw:layer="layout" svg:width="5.448cm" svg:height="3.423cm" svg:x="11.2cm" svg:y="4.329cm">
          <draw:image xlink:href="Pictures/10000201000003A300000249BEB09D446A6EA097.png" xlink:type="simple" xlink:show="embed" xlink:actuate="onLoad">
            <text:p/>
          </draw:image>
        </draw:frame>
        <draw:frame draw:style-name="gr1" draw:text-style-name="P1" draw:layer="layout" svg:width="5.2cm" svg:height="3.303cm" svg:x="1.4cm" svg:y="10.229cm">
          <draw:image xlink:href="Pictures/100002010000047A000002D8C53F066E451E3C59.png" xlink:type="simple" xlink:show="embed" xlink:actuate="onLoad">
            <text:p/>
          </draw:image>
        </draw:frame>
        <draw:frame draw:style-name="gr1" draw:text-style-name="P1" draw:layer="layout" svg:width="4.866cm" svg:height="3.384cm" svg:x="9.334cm" svg:y="10.229cm">
          <draw:image xlink:href="Pictures/10000201000003FD000002C6901B45995A26E544.png" xlink:type="simple" xlink:show="embed" xlink:actuate="onLoad">
            <text:p/>
          </draw:image>
        </draw:frame>
        <draw:frame draw:style-name="gr1" draw:text-style-name="P1" draw:layer="layout" svg:width="5.618cm" svg:height="3.529cm" svg:x="19.1cm" svg:y="4.3cm">
          <draw:image xlink:href="Pictures/10000201000004240000029A7FA8DC86B04AEA72.png" xlink:type="simple" xlink:show="embed" xlink:actuate="onLoad">
            <text:p/>
          </draw:image>
        </draw:frame>
        <draw:frame draw:style-name="gr1" draw:text-style-name="P1" draw:layer="layout" svg:width="5.062cm" svg:height="3.181cm" svg:x="14.238cm" svg:y="15.329cm">
          <draw:image xlink:href="Pictures/10000201000003CE00000264D11EA5B66FE2D290.png" xlink:type="simple" xlink:show="embed" xlink:actuate="onLoad">
            <text:p/>
          </draw:image>
        </draw:frame>
        <draw:line draw:style-name="gr2" draw:text-style-name="P2" draw:layer="layout" svg:x1="5.6cm" svg:y1="10.429cm" svg:x2="9.3cm" svg:y2="12.029cm">
          <text:p/>
        </draw:line>
        <draw:line draw:style-name="gr2" draw:text-style-name="P2" draw:layer="layout" svg:x1="11.3cm" svg:y1="10.929cm" svg:x2="13.8cm" svg:y2="7.729cm">
          <text:p/>
        </draw:line>
        <draw:line draw:style-name="gr2" draw:text-style-name="P2" draw:layer="layout" svg:x1="12cm" svg:y1="6.529cm" svg:x2="19.1cm" svg:y2="5.929cm">
          <text:p/>
        </draw:line>
        <draw:line draw:style-name="gr2" draw:text-style-name="P2" draw:layer="layout" svg:x1="19.7cm" svg:y1="7.529cm" svg:x2="14.2cm" svg:y2="10.629cm">
          <text:p/>
        </draw:line>
        <draw:line draw:style-name="gr2" draw:text-style-name="P2" draw:layer="layout" svg:x1="23.9cm" svg:y1="7.429cm" svg:x2="14.2cm" svg:y2="10.629cm">
          <text:p/>
        </draw:line>
        <draw:line draw:style-name="gr2" draw:text-style-name="P2" draw:layer="layout" svg:x1="11.8cm" svg:y1="7.529cm" svg:x2="13.3cm" svg:y2="10.229cm">
          <text:p/>
        </draw:line>
        <draw:line draw:style-name="gr2" draw:text-style-name="P2" draw:layer="layout" svg:x1="16cm" svg:y1="7.429cm" svg:x2="13.3cm" svg:y2="10.229cm">
          <text:p/>
        </draw:line>
        <draw:line draw:style-name="gr2" draw:text-style-name="P2" draw:layer="layout" svg:x1="10cm" svg:y1="13.429cm" svg:x2="6.6cm" svg:y2="12.329cm">
          <text:p/>
        </draw:line>
        <draw:line draw:style-name="gr2" draw:text-style-name="P2" draw:layer="layout" svg:x1="10.8cm" svg:y1="13.429cm" svg:x2="21.9cm" svg:y2="12.029cm">
          <text:p/>
        </draw:line>
        <draw:line draw:style-name="gr2" draw:text-style-name="P2" draw:layer="layout" svg:x1="13.6cm" svg:y1="10.929cm" svg:x2="16.2cm" svg:y2="15.229cm">
          <text:p/>
        </draw:line>
        <draw:line draw:style-name="gr2" draw:text-style-name="P2" draw:layer="layout" svg:x1="14.9cm" svg:y1="18.229cm" svg:x2="11.2cm" svg:y2="13.629cm">
          <text:p/>
        </draw:line>
        <draw:line draw:style-name="gr2" draw:text-style-name="P2" draw:layer="layout" svg:x1="18.6cm" svg:y1="18.229cm" svg:x2="11.2cm" svg:y2="13.629cm">
          <text:p/>
        </draw:line>
        <draw:custom-shape draw:style-name="gr3" draw:text-style-name="P2" draw:layer="layout" svg:width="1.9cm" svg:height="0.4cm" svg:x="4.6cm" svg:y="10.2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3cm" svg:x="9.5cm" svg:y="13.2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3cm" svg:x="10.4cm" svg:y="13.2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4cm" svg:height="0.3cm" svg:x="13.4cm" svg:y="10.8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4cm" svg:height="0.3cm" svg:x="11.1cm" svg:y="10.8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3cm" svg:x="11.4cm" svg:y="7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3cm" svg:x="15.6cm" svg:y="7.3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2cm" svg:x="11.9cm" svg:y="6.4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cm" svg:y1="6.529cm" svg:x2="16.6cm" svg:y2="6.529cm">
          <text:p/>
        </draw:line>
        <draw:custom-shape draw:style-name="gr5" draw:text-style-name="P2" draw:layer="layout" svg:width="0.3cm" svg:height="0.3cm" svg:x="19.6cm" svg:y="6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0.3cm" svg:x="19.3cm" svg:y="7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0.3cm" svg:x="23.6cm" svg:y="7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0.3cm" svg:x="22cm" svg:y="13.0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3cm" svg:y1="13.229cm" svg:x2="14.2cm" svg:y2="10.629cm">
          <text:p/>
        </draw:line>
        <draw:custom-shape draw:style-name="gr4" draw:text-style-name="P2" draw:layer="layout" svg:width="0.9cm" svg:height="0.3cm" svg:x="14.4cm" svg:y="18.1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3cm" svg:x="18.3cm" svg:y="18.12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313cm" svg:height="0.645cm" draw:transform="rotate (-0.442615498305762) translate (7.276cm 10.484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0.273318560862312) translate (7.824cm 12.169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0.941081532675343) translate (11.4cm 9.99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1.04423049146821) translate (12.54cm 7.67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0.81245076680336) translate (13.929cm 8.785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1.00007366139275) translate (14.443cm 11.176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0.573864258055736) translate (12.897cm 13.975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0.878424212528746) translate (13.296cm 15.329cm)">
          <draw:text-box>
            <text:p text:style-name="P3"><text:span text:style-name="T1">Click</text:span></text:p>
          </draw:text-box>
        </draw:frame>
        <draw:frame draw:style-name="gr10" draw:text-style-name="P4" draw:layer="layout" svg:width="1.656cm" svg:height="1.039cm" draw:transform="rotate (0.0799360797413403) translate (16.7cm 5.493cm)">
          <draw:text-box>
            <text:p text:style-name="P3"><text:span text:style-name="T1">Check</text:span></text:p>
          </draw:text-box>
        </draw:frame>
        <draw:frame draw:style-name="gr10" draw:text-style-name="P4" draw:layer="layout" svg:width="2.095cm" svg:height="1.039cm" draw:transform="rotate (0.0172787595947439) translate (17.091cm 6.416cm)">
          <draw:text-box>
            <text:p text:style-name="P3"><text:span text:style-name="T1">Uncheck</text:span></text:p>
          </draw:text-box>
        </draw:frame>
        <draw:frame draw:style-name="gr9" draw:text-style-name="P4" draw:layer="layout" svg:width="1.313cm" svg:height="0.645cm" draw:transform="rotate (0.531976356007872) translate (16.456cm 8.682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0.291644518008253) translate (18.9cm 8.507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0.0933751149816966) translate (15.738cm 12.171cm)">
          <draw:text-box>
            <text:p text:style-name="P3"><text:span text:style-name="T1">Click</text:span></text:p>
          </draw:text-box>
        </draw:frame>
        <draw:frame draw:style-name="gr9" draw:text-style-name="P4" draw:layer="layout" svg:width="1.313cm" svg:height="0.645cm" draw:transform="rotate (-0.344527994343681) translate (17.718cm 11.078cm)">
          <draw:text-box>
            <text:p text:style-name="P3"><text:span text:style-name="T1">Click</text:span></text:p>
          </draw:text-box>
        </draw:frame>
        <draw:frame draw:style-name="gr11" draw:text-style-name="P6" draw:layer="layout" svg:width="12.6cm" svg:height="1.445cm" svg:x="13cm" svg:y="2.157cm">
          <draw:text-box>
            <text:p text:style-name="P5"><text:span text:style-name="T2">Work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 Black" svg:font-family="'Arial Black'" style:font-family-generic="swiss" style:font-pitch="variable"/>
    <style:font-face style:name="Kalinga" svg:font-family="Kaling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1:38:22.747000000</meta:creation-date>
    <dc:date>2018-09-30T12:10:15.026000000</dc:date>
    <meta:editing-duration>PT35S</meta:editing-duration>
    <meta:editing-cycles>1</meta:editing-cycles>
    <meta:document-statistic meta:object-count="49"/>
    <meta:generator>LibreOffice/5.2.3.3$Windows_x86 LibreOffice_project/d54a8868f08a7b39642414cf2c8ef2f228f780cf</meta:generator>
  </office:meta>
</office:document-meta>
</file>